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100000D7D219FCA7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Standard">
      <style:text-properties fo:color="#808080" style:font-name="Arial" fo:font-size="14pt" fo:font-weight="bold" style:font-size-asian="14pt" style:font-weight-asian="bold" style:font-name-complex="Arial" style:font-size-complex="14pt"/>
    </style:style>
    <style:style style:name="P3" style:family="paragraph" style:parent-style-name="Standard">
      <style:text-properties fo:language="none" fo:country="none" style:language-asian="none" style:country-asian="none"/>
    </style:style>
    <style:style style:name="P4" style:family="paragraph" style:parent-style-name="Standard">
      <style:text-properties fo:font-style="italic" style:font-style-asian="italic"/>
    </style:style>
    <style:style style:name="P5" style:family="paragraph" style:parent-style-name="Standard">
      <style:paragraph-properties>
        <style:tab-stops>
          <style:tab-stop style:position="3.845cm"/>
        </style:tab-stops>
      </style:paragraph-properties>
    </style:style>
    <style:style style:name="P6" style:family="paragraph" style:parent-style-name="Standard" style:master-page-name="Standard">
      <style:paragraph-properties style:page-number="auto">
        <style:tab-stops>
          <style:tab-stop style:position="5.909cm"/>
        </style:tab-stops>
      </style:paragraph-properties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font-style="italic" officeooo:rsid="0005accb" officeooo:paragraph-rsid="0005accb" style:font-size-asian="10pt" style:font-style-asian="italic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font-style="italic" officeooo:rsid="0006896e" officeooo:paragraph-rsid="0006896e" style:font-size-asian="10pt" style:font-style-asian="italic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font-style="italic" officeooo:rsid="00082cff" officeooo:paragraph-rsid="00082cff" style:font-size-asian="10pt" style:font-style-asian="italic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fo:font-style="italic" officeooo:rsid="0009a40e" officeooo:paragraph-rsid="0009a40e" style:font-size-asian="10pt" style:font-style-asian="italic" style:font-name-complex="Arial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font-style="italic" officeooo:rsid="0009af12" officeooo:paragraph-rsid="0009af12" style:font-size-asian="10pt" style:font-style-asian="italic" style:font-name-complex="Arial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fo:font-style="italic" officeooo:rsid="000ae253" officeooo:paragraph-rsid="000ae253" style:font-size-asian="10pt" style:font-style-asian="italic" style:font-name-complex="Arial" style:font-size-complex="10pt"/>
    </style:style>
    <style:style style:name="P13" style:family="paragraph" style:parent-style-name="Standard">
      <style:text-properties style:font-name="Arial" fo:font-size="11pt" fo:font-weight="bold" officeooo:rsid="00055ddf" officeooo:paragraph-rsid="00055ddf" style:font-size-asian="11pt" style:font-weight-asian="bold" style:font-name-complex="Arial" style:font-size-complex="11pt"/>
    </style:style>
    <style:style style:name="P14" style:family="paragraph" style:parent-style-name="Standard">
      <style:text-properties officeooo:paragraph-rsid="0005594b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officeooo:rsid="0005594b" style:font-name-complex="Arial"/>
    </style:style>
    <style:style style:name="T3" style:family="text">
      <style:text-properties fo:color="#808080" style:font-name="Arial" fo:font-size="13pt" fo:font-weight="bold" style:font-size-asian="13pt" style:font-weight-asian="bold" style:font-name-complex="Arial" style:font-size-complex="13pt"/>
    </style:style>
    <style:style style:name="T4" style:family="text">
      <style:text-properties fo:color="#808080" style:font-name="Arial" fo:font-size="14pt" fo:font-weight="bold" style:font-size-asian="14pt" style:font-weight-asian="bold" style:font-name-complex="Arial" style:font-size-complex="14pt"/>
    </style:style>
    <style:style style:name="T5" style:family="text">
      <style:text-properties officeooo:rsid="0009af12"/>
    </style:style>
    <style:style style:name="T6" style:family="text">
      <style:text-properties officeooo:rsid="000ae253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-content" style:horizontal-pos="center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ab/></text:p>
      <text:p text:style-name="P3"><draw:frame draw:style-name="fr1" draw:name="Marco1" text:anchor-type="char" svg:x="-1.905cm" svg:y="0.148cm" svg:width="19.05cm" svg:height="4.128cm" draw:z-index="1"><draw:text-box><text:p text:style-name="P14"><text:span text:style-name="T3">Titulo:</text:span><text:span text:style-name="T1"> </text:span><text:span text:style-name="T2">Mi Universidad: Una aplicación móvil para mejorar la experiencia de usuario de los estudiantes de la Universidad Nacional de La Plata</text:span></text:p><text:p text:style-name="Standard"><text:span text:style-name="T3">Autores:</text:span><text:span text:style-name="T4"> </text:span><text:span text:style-name="T2">Luciano Coggiola</text:span></text:p><text:p text:style-name="P14"><text:span text:style-name="T3">Director:</text:span><text:span text:style-name="T4"> </text:span><text:span text:style-name="T2">Lic. Francisco Javier Díaz</text:span></text:p><text:p text:style-name="P14"><text:span text:style-name="T3">Codirector:</text:span><text:span text:style-name="T4"> </text:span><text:span text:style-name="T2">Lic. Ana Paola Amadeo</text:span></text:p><text:p text:style-name="P14"><text:span text:style-name="T3">Asesor profesional:</text:span><text:span text:style-name="T4"> </text:span><text:span text:style-name="T2">Lic. María Alejandra Osorio</text:span></text:p><text:p text:style-name="Standard"><text:span text:style-name="T3">Carrera:</text:span><text:span text:style-name="T4"> </text:span><text:span text:style-name="T2">Licenciatura en Informática</text:span></text:p><text:p text:style-name="P2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P5"><draw:frame draw:style-name="fr1" draw:name="Marco2" text:anchor-type="char" svg:x="-2.223cm" svg:y="2.625cm" svg:width="19.05cm" svg:height="5.398cm" draw:z-index="2"><draw:text-box><text:p text:style-name="P7">El avance tecnológico de los dispositivos móviles ha ido creciendo rápidamente en los últimos años. Cada año nace una nueva generación de smartphones y tabletas incorporando nuevas tecnologías. Estas permiten obtener mayor información para adicionar nuevas funcionalidades, mejorar la experiencia de usuario y potenciar la comunicación. De este modo, las aplicaciones móviles permiten establecer un buen canal de transmisión entre una entidad y el usuario. Es por ello que el objetivo de este trabajo es mejorar la experiencia de los alumnos de la Univerisdad Nacional de la Plata mediante el estudio y desarrollo de una aplicación que enriquezca la comunicación entre los alumnos y ella, mejorando el acceso a la inform<text:span text:style-name="T6">a</text:span>ción. Para llevar esto a cabo se desarrolla una interfaz de comunicación genérica y segura que permita integrar los servicios disponibles en la Universidad y les de acceso a características propias de los dispositivos móviles. Se implementan también dos extensiones a servicios utilizados por la Universidad para que interactúen con la aplicación: SIU Guaraní y Moodle. Por último se realizan pruebas de usabilidad para comprobar que el desarrollo propuesto cumpla con un cierto nivel de aceptación de los usuarios.</text:p><text:p text:style-name="P4"/></draw:text-box></draw:frame><draw:frame draw:style-name="fr1" draw:name="Marco3" text:anchor-type="char" svg:x="-2.223cm" svg:y="9.292cm" svg:width="9.208cm" svg:height="4.445cm" draw:z-index="3"><draw:text-box><text:p text:style-name="P8">Servicios <text:s/>de la Universidad, aplicación móvil, api, REST, usabilidad, integración, Moodle, Guaraní, Sofware Libre, experiencia de usuario, Ionic, Lumen, Laravel, Android, Focus Group.</text:p></draw:text-box></draw:frame><draw:frame draw:style-name="fr1" draw:name="Marco4" text:anchor-type="char" svg:x="7.62cm" svg:y="9.292cm" svg:width="9.208cm" svg:height="4.445cm" draw:z-index="4"><draw:text-box><text:p text:style-name="P9">Se puede desarrollar una solución para facilitar el acceso a la información por parte de los alumnos, que sea: abierta (utilizando software open source y estándares abiertos), distribuida, extensible a otras Universidades, con una interfaz pública que pueda ser consultada y utilizada por otros servicios, y que permita integrar aspectos claves de múltiples sistemas.</text:p><text:p text:style-name="P9">Estas características ayudan a mejorar la experiencia de usuario de múltiples sistemas universitarios, manteniendo una comunicación inmediata con la casa de altos estudios.</text:p></draw:text-box></draw:frame><draw:frame draw:style-name="fr1" draw:name="Marco5" text:anchor-type="char" svg:x="7.62cm" svg:y="14.372cm" svg:width="9.208cm" svg:height="4.445cm" draw:z-index="6"><draw:text-box><text:p text:style-name="P12">Se pretende focalizar la implementación inicial de la aplicación a los alumnos internacionales de la Universidad Nacional de La Plata. Además, como trabajos futuros se destacan: mejorar contenidos existentes e incorporar nuevos. Incorporar un motor de búsqueda para buscar todo contenido "buscable". Mejorar la integración con redes sociales, permitiendo la incorporación de novedades desde páginas de Facebook, Twitter y Google+. Incorporar la posibilidad de insertar multimedia en las novedades. Analizar la integración de la API dentro de un API Gateway.</text:p><text:p text:style-name="P12">Ampliar la compatibilidad de la aplicación con iOS y versiones de Android menores a 4.4 (mediante Crosswalk).</text:p></draw:text-box></draw:frame><draw:frame draw:style-name="fr1" draw:name="Marco6" text:anchor-type="char" svg:x="-2.223cm" svg:y="14.372cm" svg:width="9.208cm" svg:height="4.445cm" draw:z-index="5"><draw:text-box><text:p text:style-name="P10">Se desarrolló una aplicación móvil <text:span text:style-name="T5">multiplataforma</text:span> utilizando Ionic <text:span text:style-name="T5">2</text:span>. Se definió e implement<text:span text:style-name="T5">ó</text:span> una interfaz genérica a través de una API RESTful que permit<text:span text:style-name="T5">e</text:span> integrar la inform<text:span text:style-name="T5">a</text:span>ción de cualquier servicio de la Universidad Nacional de La Plata <text:span text:style-name="T5">con la aplicación.</text:span></text:p><text:p text:style-name="P11">También se crearon dos extensiones que interactúan con “Mi Universidad” para dos servicios utilizados en la Universidad: un plugin para Moodle y una personalización del sistema SIU Guaraní.</text:p></draw:text-box></draw:frame><draw:frame draw:style-name="fr1" draw:name="Marco7" text:anchor-type="char" svg:x="13.018cm" svg:y="20.087cm" svg:width="4.445cm" svg:height="0.635cm" draw:z-index="7"><draw:text-box><text:p text:style-name="P13">Septiembre 2017</text:p></draw:text-box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-content" style:horizontal-pos="center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75cm" fo:margin-left="0cm" fo:margin-right="0cm" fo:margin-bottom="3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y="-4.763cm" svg:width="21.006cm" svg:height="29.235cm" draw:z-index="0"><draw:image xlink:href="Pictures/10000000000009B100000D7D219FCA71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adna</meta:initial-creator>
    <meta:creation-date>2010-09-21T13:01:00</meta:creation-date>
    <dc:date>2017-09-25T18:24:30.011890406</dc:date>
    <meta:print-date>2010-09-22T11:00:00</meta:print-date>
    <meta:editing-cycles>15</meta:editing-cycles>
    <meta:editing-duration>PT2H32M18S</meta:editing-duration>
    <meta:generator>LibreOffice/4.2.8.2$Linux_X86_64 LibreOffice_project/420m0$Build-2</meta:generator>
    <meta:document-statistic meta:table-count="0" meta:image-count="1" meta:object-count="0" meta:page-count="1" meta:paragraph-count="17" meta:word-count="501" meta:character-count="3409" meta:non-whitespace-character-count="2920"/>
  </office:meta>
</office:document-meta>
</file>